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5465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0.5146in"/>
    </style:style>
    <style:style style:name="co6" style:family="table-column">
      <style:table-column-properties fo:break-before="auto" style:column-width="3.1307in"/>
    </style:style>
    <style:style style:name="co7" style:family="table-column">
      <style:table-column-properties fo:break-before="auto" style:column-width="3.055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728in" fo:break-before="auto" style:use-optimal-row-height="fals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de" number:country="DE" number:automatic-order="true" number:format-source="language">
      <number:day/>
      <number:text>.</number:text>
      <number:month/>
      <number:text>.</number:text>
      <number:year/>
    </number:date-style>
    <number:date-style style:name="N10039" number:language="de" number:country="DE" number:automatic-order="true">
      <number:day/>
      <number:text>. </number:text>
      <number:month number:textual="true"/>
      <number:text> </number:text>
      <number:year/>
    </number:date-style>
    <number:time-style style:name="N10040" number:language="de" number:country="DE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 style:data-style-name="N10039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10039">
      <style:table-cell-properties fo:background-color="#b2b2b2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4" style:family="table-cell" style:parent-style-name="Default" style:data-style-name="N10039">
      <style:table-cell-properties fo:border-bottom="none" fo:background-color="#b2b2b2" style:text-align-source="fix" style:repeat-content="false" fo:border-left="none" fo:border-right="0.51pt solid #000000" fo:border-top="none" style:vertical-align="middle"/>
      <style:paragraph-properties fo:text-align="center" fo:margin-left="0in"/>
    </style:style>
    <style:style style:name="ce5" style:family="table-cell" style:parent-style-name="Default" style:data-style-name="N10039">
      <style:table-cell-properties fo:border-bottom="0.51pt solid #000000" fo:background-color="#b2b2b2" style:text-align-source="fix" style:repeat-content="false" fo:border-left="none" fo:border-right="0.51pt solid #000000" fo:border-top="none"/>
      <style:paragraph-properties fo:text-align="center" fo:margin-left="0in"/>
    </style:style>
    <style:style style:name="ce6" style:family="table-cell" style:parent-style-name="Default" style:data-style-name="N10030">
      <style:table-cell-properties fo:background-color="#fffff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none" fo:background-color="#b2b2b2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0.51pt solid #000000" fo:background-color="#b2b2b2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1" style:family="table-cell" style:parent-style-name="Default" style:data-style-name="N10040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 style:data-style-name="N10040">
      <style:table-cell-properties fo:border-bottom="none" fo:background-color="#b2b2b2" style:text-align-source="fix" style:repeat-content="false" fo:border-left="0.51pt solid #000000" fo:border-right="none" fo:border-top="none" style:vertical-align="middle"/>
      <style:paragraph-properties fo:text-align="center" fo:margin-left="0in"/>
    </style:style>
    <style:style style:name="ce13" style:family="table-cell" style:parent-style-name="Default" style:data-style-name="N10040">
      <style:table-cell-properties fo:border-bottom="0.51pt solid #000000" fo:background-color="#b2b2b2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14" style:family="table-cell" style:parent-style-name="Default" style:data-style-name="N10040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5" style:family="table-cell" style:parent-style-name="Default" style:data-style-name="N10040">
      <style:table-cell-properties fo:background-color="#ffffff"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0040">
      <style:table-cell-properties fo:border-bottom="none" fo:background-color="#b2b2b2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17" style:family="table-cell" style:parent-style-name="Default" style:data-style-name="N10040">
      <style:table-cell-properties fo:border-bottom="none" fo:background-color="#b2b2b2" style:text-align-source="fix" style:repeat-content="false" fo:border-left="none" fo:border-right="0.51pt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0.51pt solid #000000" fo:background-color="#b2b2b2" style:text-align-source="fix" style:repeat-content="false" fo:border-left="0.51pt solid #000000" fo:border-right="0.51pt solid #000000" fo:border-top="none" style:vertical-align="middle"/>
      <style:paragraph-properties fo:text-align="center"/>
    </style:style>
    <style:style style:name="ce19" style:family="table-cell" style:parent-style-name="Default">
      <style:table-cell-properties fo:border-bottom="0.51pt solid #000000" fo:background-color="#b2b2b2" fo:border-left="0.51pt solid #000000" fo:border-right="0.51pt solid #000000" fo:border-top="none"/>
    </style:style>
    <style:style style:name="ce20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21" style:family="table-cell" style:parent-style-name="Default">
      <style:table-cell-properties fo:border-bottom="0.51pt solid #000000" fo:background-color="#b2b2b2" style:text-align-source="fix" style:repeat-content="false" fo:border-left="0.51pt solid #000000" fo:border-right="none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0.51pt solid #000000" fo:background-color="#b2b2b2" fo:border-left="0.51pt solid #000000" fo:border-right="none" fo:border-top="none"/>
    </style:style>
    <style:style style:name="ce23" style:family="table-cell" style:parent-style-name="Default">
      <style:table-cell-properties fo:border-bottom="none" fo:background-color="#ffffff" fo:border-left="0.06pt solid #000000" fo:border-right="none" fo:border-top="non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3" table:default-cell-style-name="ce7"/>
        <table:table-column table:style-name="co4" table:number-columns-repeated="2" table:default-cell-style-name="ce15"/>
        <table:table-column table:style-name="co5" table:default-cell-style-name="ce15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visibility="collapse" table:number-columns-repeated="1015" table:default-cell-style-name="ce1"/>
        <table:table-row table:style-name="ro1">
          <table:table-cell/>
          <table:table-cell table:style-name="ce2"/>
          <table:table-cell/>
          <table:table-cell table:style-name="ce11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 table:number-columns-spanned="7" table:number-rows-spanned="1">
            <text:p>Time Sheet</text:p>
          </table:table-cell>
          <table:covered-table-cell/>
          <table:covered-table-cell table:style-name="ce11"/>
          <table:covered-table-cell table:number-columns-repeated="4"/>
          <table:table-cell table:number-columns-repeated="1016"/>
        </table:table-row>
        <table:table-row table:style-name="ro3">
          <table:table-cell/>
          <table:table-cell table:style-name="ce2"/>
          <table:table-cell/>
          <table:table-cell table:style-name="ce11"/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 table:number-columns-spanned="2" table:number-rows-spanned="1">
            <text:p>Datum</text:p>
          </table:table-cell>
          <table:covered-table-cell table:style-name="ce8"/>
          <table:table-cell table:style-name="ce12" office:value-type="string" calcext:value-type="string" table:number-columns-spanned="3" table:number-rows-spanned="1">
            <text:p>Zeit</text:p>
          </table:table-cell>
          <table:covered-table-cell table:style-name="ce16"/>
          <table:covered-table-cell table:style-name="ce17"/>
          <table:table-cell table:style-name="ce18" office:value-type="string" calcext:value-type="string" table:number-columns-spanned="1" table:number-rows-spanned="2">
            <text:p>Gearbeitet an …</text:p>
          </table:table-cell>
          <table:table-cell table:style-name="ce21" office:value-type="string" calcext:value-type="string" table:number-columns-spanned="1" table:number-rows-spanned="2">
            <text:p>Bemerkung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Tag</text:p>
          </table:table-cell>
          <table:table-cell table:style-name="ce9" office:value-type="string" calcext:value-type="string">
            <text:p>Woche</text:p>
          </table:table-cell>
          <table:table-cell table:style-name="ce13" office:value-type="string" calcext:value-type="string">
            <text:p>von</text:p>
          </table:table-cell>
          <table:table-cell table:style-name="ce13" office:value-type="string" calcext:value-type="string">
            <text:p>bis</text:p>
          </table:table-cell>
          <table:table-cell table:style-name="ce13" office:value-type="string" calcext:value-type="string">
            <text:p>total</text:p>
          </table:table-cell>
          <table:covered-table-cell table:style-name="ce19"/>
          <table:covered-table-cell table:style-name="ce22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6]);ISBLANK([.E6]));&quot;-&quot;;MAX([.E6]-[.D6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7]);ISBLANK([.E7]));&quot;-&quot;;MAX([.E7]-[.D7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8]);ISBLANK([.E8]));&quot;-&quot;;MAX([.E8]-[.D8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9]);ISBLANK([.E9]));&quot;-&quot;;MAX([.E9]-[.D9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10]);ISBLANK([.E10]));&quot;-&quot;;MAX([.E10]-[.D10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11]);ISBLANK([.E11]));&quot;-&quot;;MAX([.E11]-[.D11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12]);ISBLANK([.E12]));&quot;-&quot;;MAX([.E12]-[.D12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13]);ISBLANK([.E13]));&quot;-&quot;;MAX([.E13]-[.D13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14]);ISBLANK([.E14]));&quot;-&quot;;MAX([.E14]-[.D14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15]);ISBLANK([.E15]));&quot;-&quot;;MAX([.E15]-[.D15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16]);ISBLANK([.E16]));&quot;-&quot;;MAX([.E16]-[.D16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17]);ISBLANK([.E17]));&quot;-&quot;;MAX([.E17]-[.D17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18]);ISBLANK([.E18]));&quot;-&quot;;MAX([.E18]-[.D18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19]);ISBLANK([.E19]));&quot;-&quot;;MAX([.E19]-[.D19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20]);ISBLANK([.E20]));&quot;-&quot;;MAX([.E20]-[.D20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21]);ISBLANK([.E21]));&quot;-&quot;;MAX([.E21]-[.D21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22]);ISBLANK([.E22]));&quot;-&quot;;MAX([.E22]-[.D22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23]);ISBLANK([.E23]));&quot;-&quot;;MAX([.E23]-[.D23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24]);ISBLANK([.E24]));&quot;-&quot;;MAX([.E24]-[.D24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25]);ISBLANK([.E25]));&quot;-&quot;;MAX([.E25]-[.D25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26]);ISBLANK([.E26]));&quot;-&quot;;MAX([.E26]-[.D26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27]);ISBLANK([.E27]));&quot;-&quot;;MAX([.E27]-[.D27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28]);ISBLANK([.E28]));&quot;-&quot;;MAX([.E28]-[.D28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29]);ISBLANK([.E29]));&quot;-&quot;;MAX([.E29]-[.D29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30]);ISBLANK([.E30]));&quot;-&quot;;MAX([.E30]-[.D30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31]);ISBLANK([.E31]));&quot;-&quot;;MAX([.E31]-[.D31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32]);ISBLANK([.E32]));&quot;-&quot;;MAX([.E32]-[.D32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33]);ISBLANK([.E33]));&quot;-&quot;;MAX([.E33]-[.D33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34]);ISBLANK([.E34]));&quot;-&quot;;MAX([.E34]-[.D34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35]);ISBLANK([.E35]));&quot;-&quot;;MAX([.E35]-[.D35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36]);ISBLANK([.E36]));&quot;-&quot;;MAX([.E36]-[.D36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37]);ISBLANK([.E37]));&quot;-&quot;;MAX([.E37]-[.D37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38]);ISBLANK([.E38]));&quot;-&quot;;MAX([.E38]-[.D38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39]);ISBLANK([.E39]));&quot;-&quot;;MAX([.E39]-[.D39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40]);ISBLANK([.E40]));&quot;-&quot;;MAX([.E40]-[.D40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41]);ISBLANK([.E41]));&quot;-&quot;;MAX([.E41]-[.D41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42]);ISBLANK([.E42]));&quot;-&quot;;MAX([.E42]-[.D42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43]);ISBLANK([.E43]));&quot;-&quot;;MAX([.E43]-[.D43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44]);ISBLANK([.E44]));&quot;-&quot;;MAX([.E44]-[.D44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45]);ISBLANK([.E45]));&quot;-&quot;;MAX([.E45]-[.D45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46]);ISBLANK([.E46]));&quot;-&quot;;MAX([.E46]-[.D46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47]);ISBLANK([.E47]));&quot;-&quot;;MAX([.E47]-[.D47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48]);ISBLANK([.E48]));&quot;-&quot;;MAX([.E48]-[.D48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49]);ISBLANK([.E49]));&quot;-&quot;;MAX([.E49]-[.D49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50]);ISBLANK([.E50]));&quot;-&quot;;MAX([.E50]-[.D50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51]);ISBLANK([.E51]));&quot;-&quot;;MAX([.E51]-[.D51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52]);ISBLANK([.E52]));&quot;-&quot;;MAX([.E52]-[.D52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53]);ISBLANK([.E53]));&quot;-&quot;;MAX([.E53]-[.D53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54]);ISBLANK([.E54]));&quot;-&quot;;MAX([.E54]-[.D54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55]);ISBLANK([.E55]));&quot;-&quot;;MAX([.E55]-[.D55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56]);ISBLANK([.E56]));&quot;-&quot;;MAX([.E56]-[.D56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57]);ISBLANK([.E57]));&quot;-&quot;;MAX([.E57]-[.D57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58]);ISBLANK([.E58]));&quot;-&quot;;MAX([.E58]-[.D58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59]);ISBLANK([.E59]));&quot;-&quot;;MAX([.E59]-[.D59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60]);ISBLANK([.E60]));&quot;-&quot;;MAX([.E60]-[.D60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61]);ISBLANK([.E61]));&quot;-&quot;;MAX([.E61]-[.D61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62]);ISBLANK([.E62]));&quot;-&quot;;MAX([.E62]-[.D62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63]);ISBLANK([.E63]));&quot;-&quot;;MAX([.E63]-[.D63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64]);ISBLANK([.E64]));&quot;-&quot;;MAX([.E64]-[.D64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65]);ISBLANK([.E65]));&quot;-&quot;;MAX([.E65]-[.D65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66]);ISBLANK([.E66]));&quot;-&quot;;MAX([.E66]-[.D66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67]);ISBLANK([.E67]));&quot;-&quot;;MAX([.E67]-[.D67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68]);ISBLANK([.E68]));&quot;-&quot;;MAX([.E68]-[.D68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69]);ISBLANK([.E69]));&quot;-&quot;;MAX([.E69]-[.D69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70]);ISBLANK([.E70]));&quot;-&quot;;MAX([.E70]-[.D70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71]);ISBLANK([.E71]));&quot;-&quot;;MAX([.E71]-[.D71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72]);ISBLANK([.E72]));&quot;-&quot;;MAX([.E72]-[.D72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73]);ISBLANK([.E73]));&quot;-&quot;;MAX([.E73]-[.D73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74]);ISBLANK([.E74]));&quot;-&quot;;MAX([.E74]-[.D74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75]);ISBLANK([.E75]));&quot;-&quot;;MAX([.E75]-[.D75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76]);ISBLANK([.E76]));&quot;-&quot;;MAX([.E76]-[.D76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77]);ISBLANK([.E77]));&quot;-&quot;;MAX([.E77]-[.D77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78]);ISBLANK([.E78]));&quot;-&quot;;MAX([.E78]-[.D78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79]);ISBLANK([.E79]));&quot;-&quot;;MAX([.E79]-[.D79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80]);ISBLANK([.E80]));&quot;-&quot;;MAX([.E80]-[.D80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81]);ISBLANK([.E81]));&quot;-&quot;;MAX([.E81]-[.D81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82]);ISBLANK([.E82]));&quot;-&quot;;MAX([.E82]-[.D82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83]);ISBLANK([.E83]));&quot;-&quot;;MAX([.E83]-[.D83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84]);ISBLANK([.E84]));&quot;-&quot;;MAX([.E84]-[.D84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85]);ISBLANK([.E85]));&quot;-&quot;;MAX([.E85]-[.D85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86]);ISBLANK([.E86]));&quot;-&quot;;MAX([.E86]-[.D86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87]);ISBLANK([.E87]));&quot;-&quot;;MAX([.E87]-[.D87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88]);ISBLANK([.E88]));&quot;-&quot;;MAX([.E88]-[.D88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89]);ISBLANK([.E89]));&quot;-&quot;;MAX([.E89]-[.D89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90]);ISBLANK([.E90]));&quot;-&quot;;MAX([.E90]-[.D90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91]);ISBLANK([.E91]));&quot;-&quot;;MAX([.E91]-[.D91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92]);ISBLANK([.E92]));&quot;-&quot;;MAX([.E92]-[.D92]; 0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 table:number-rows-repeated="104848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/00/0000</text:date>, <text:time style:data-style-name="N2" text:time-value="15:24:47.7401362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07:15:48.459005017</meta:creation-date>
    <dc:date>2015-11-03T15:26:27.579130821</dc:date>
    <meta:editing-duration>P1DT14H28M3S</meta:editing-duration>
    <meta:editing-cycles>33</meta:editing-cycles>
    <meta:generator>LibreOffice/4.2.8.2$Linux_X86_64 LibreOffice_project/420m0$Build-2</meta:generator>
    <meta:document-statistic meta:table-count="1" meta:cell-count="97" meta:object-count="0"/>
  </office:meta>
</office:document-meta>
</file>